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274cm" fo:min-width="9.406cm"/>
    </style:style>
    <style:style style:name="gr2" style:family="graphic" style:parent-style-name="standard">
      <style:graphic-properties draw:textarea-horizontal-align="justify" draw:textarea-vertical-align="middle" draw:auto-grow-height="false" fo:min-height="2.872cm" fo:min-width="9.40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fo:min-height="1.139cm"/>
    </style:style>
    <style:style style:name="gr5" style:family="graphic" style:parent-style-name="standard">
      <style:graphic-properties draw:stroke="none" draw:fill="none" fo:min-height="0.995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9.906cm" svg:height="1.524cm" svg:x="5.334cm" svg:y="1.5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906cm" svg:height="3.122cm" svg:x="5.44cm" svg:y="3.9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906cm" svg:height="3.122cm" svg:x="5.44cm" svg:y="8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906cm" svg:height="3.122cm" svg:x="5.44cm" svg:y="12.4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4.38cm" svg:height="0.962cm" svg:x="17.526cm" svg:y="1.478cm">
          <draw:text-box>
            <text:p>img_ptr w X h</text:p>
          </draw:text-box>
        </draw:frame>
        <draw:frame draw:style-name="gr3" draw:text-style-name="P2" draw:layer="layout" svg:width="5.328cm" svg:height="0.962cm" svg:x="17.78cm" svg:y="4.318cm">
          <draw:text-box>
            <text:p>buf_red (w x h)*2</text:p>
          </draw:text-box>
        </draw:frame>
        <draw:frame draw:style-name="gr4" draw:text-style-name="P3" draw:layer="layout" svg:width="5.281cm" svg:height="1.389cm" svg:x="18.087cm" svg:y="8.771cm">
          <draw:text-box>
            <text:p>buf_gr (w x h)*2</text:p>
          </draw:text-box>
        </draw:frame>
        <draw:frame draw:style-name="gr5" draw:text-style-name="P3" draw:layer="layout" svg:width="6.089cm" svg:height="1.245cm" svg:x="17.787cm" svg:y="12.471cm">
          <draw:text-box>
            <text:p>buf_blu <text:s/>(w x h)*2</text:p>
          </draw:text-box>
        </draw:frame>
        <draw:frame draw:style-name="gr3" draw:text-style-name="P2" draw:layer="layout" svg:width="13.998cm" svg:height="0.962cm" svg:x="8.636cm" svg:y="18.034cm">
          <draw:text-box>
            <text:p>JPEG memory buffers for r g b packed and r g b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9T17:49:48.817310695</meta:creation-date>
    <dc:date>2018-11-29T18:00:13.442341556</dc:date>
    <meta:editing-duration>PT9S</meta:editing-duration>
    <meta:editing-cycles>1</meta:editing-cycles>
    <meta:document-statistic meta:object-count="32"/>
    <meta:generator>LibreOffice/5.2.7.2$Linux_ARM_EABI LibreOffice_project/20m0$Build-2</meta:generator>
  </office:meta>
</office:document-meta>
</file>